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1.4cm" svg:height="1.7cm" svg:x="1cm" svg:y="14.9cm">
          <text:p text:style-name="P1">Main Window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9.2cm" svg:height="1.7cm" svg:x="1cm" svg:y="13cm">
          <text:p text:style-name="P1">Tab 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9.2cm" svg:height="1.7cm" svg:x="1cm" svg:y="11.1cm">
          <text:p text:style-name="P1">Code Ed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0.9cm" svg:height="1.7cm" svg:x="1cm" svg:y="9.2cm">
          <text:p text:style-name="P1">Text Edi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9cm" svg:height="1.7cm" svg:x="1cm" svg:y="7.3cm">
          <text:p text:style-name="P1">Auto Suffix Language Adap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0.9cm" svg:height="6.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1cm" svg:height="1.7cm" svg:x="12.1cm" svg:y="9.2cm">
          <text:p text:style-name="P1">Source Code 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8.1cm" svg:height="8cm" svg:x="12.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1.1cm">
          <text:p text:style-name="P1">Language Highligh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2.6cm">
          <text:p text:style-name="P1">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4.1cm">
          <text:p text:style-name="P1">Number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7cm" svg:height="1.4cm" svg:x="1.1cm" svg:y="5.6cm">
          <text:p text:style-name="P1">Mark Pa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7.9cm" svg:height="2.6cm" svg:x="12.2cm" svg:y="1.1cm">
          <text:p text:style-name="P1">Compiler Model</text:p>
          <text:p text:style-name="P1">Compiler 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7.9cm" svg:height="3.6cm" svg:x="12.2cm" svg:y="3.8cm">
          <text:p text:style-name="P1">GDB Model</text:p>
          <text:p text:style-name="P1">GDB Output</text:p>
          <text:p text:style-name="P1">GDB Hand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7.9cm" svg:height="1.4cm" svg:x="12.2cm" svg:y="7.5cm">
          <text:p text:style-name="P1">Executor Inform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4.8cm" svg:height="1.7cm" svg:x="20.4cm" svg:y="13cm">
          <text:p text:style-name="P1">D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8cm" svg:height="1.7cm" svg:x="20.4cm" svg:y="11.1cm">
          <text:p text:style-name="P1">Compile D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7.8cm" svg:height="9.9cm" svg:x="20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6cm" svg:height="4.6cm" svg:x="20.5cm" svg:y="6.2cm">
          <text:p text:style-name="P1">Original Compile 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6cm" svg:height="5cm" svg:x="20.5cm" svg:y="1.1cm">
          <text:p text:style-name="P1">Error Info Tre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8cm" svg:height="1.7cm" svg:x="28.4cm" svg:y="11.1cm">
          <text:p text:style-name="P1">Debug Do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6.8cm" svg:height="9.9cm" svg:x="28.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6cm" svg:height="3.1cm" svg:x="28.5cm" svg:y="7.7cm">
          <text:p text:style-name="P1">GDB Control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6cm" svg:height="3.2cm" svg:x="28.5cm" svg:y="4.4cm">
          <text:p text:style-name="P1">G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6cm" svg:height="3.2cm" svg:x="28.5cm" svg:y="1.1cm">
          <text:p text:style-name="P1">Variant W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cm" svg:height="1.7cm" svg:x="35.4cm" svg:y="13cm">
          <text:p text:style-name="P1">Compi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cm" svg:height="1.7cm" svg:x="35.4cm" svg:y="11.1cm">
          <text:p text:style-name="P1">Language Adap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4cm" svg:height="1.7cm" svg:x="35.4cm" svg:y="9.2cm">
          <text:p text:style-name="P1">C/C++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3.4cm" svg:height="1.7cm" svg:x="39cm" svg:y="9.2cm">
          <text:p text:style-name="P1">Pasc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4cm" svg:height="8cm" svg:x="35.4cm" svg:y="1cm">
          <text:p text:style-name="P1">g++/gc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4cm" svg:height="8cm" svg:x="39cm" svg:y="1cm">
          <text:p text:style-name="P1">fp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5cm" svg:height="15.6cm" svg:x="42.6cm" svg:y="1cm">
          <text:p text:style-name="P1">Console Executo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Hiragino Sans GB W3'" style:font-style-name="W3" style:font-family-generic="swiss" style:font-pitch="variable" fo:font-size="18pt" fo:font-style="normal" fo:text-shadow="none" style:text-underline-style="none" fo:font-weight="250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1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7T16:59:32.19</meta:creation-date>
    <dc:date>2013-07-21T20:45:05.98</dc:date>
    <meta:editing-duration>PT12H17M39S</meta:editing-duration>
    <meta:editing-cycles>31</meta:editing-cycles>
    <meta:generator>LibreOffice/4.0.4.2$Windows_x86 LibreOffice_project/9e9821abd0ffdbc09cd8c52eaa574fa09eb08f2</meta:generator>
    <meta:document-statistic meta:object-count="32"/>
  </office:meta>
</office:document-meta>
</file>